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793" officeooo:paragraph-rsid="0008e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os aprender direitinho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20:22:40.077000000</dc:date>
    <meta:editing-duration>PT14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  <meta:generator>LibreOffice/7.3.5.2$Windows_X86_64 LibreOffice_project/184fe81b8c8c30d8b5082578aee2fed2ea847c01</meta:generator>
  </office:meta>
</office:document-meta>
</file>